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00443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2632" calcext:value-type="float">
            <text:p>35.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443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15368" calcext:value-type="float">
            <text:p>37.61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443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30152" calcext:value-type="float">
            <text:p>37.03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443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74376" calcext:value-type="float">
            <text:p>35.77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443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75672" calcext:value-type="float">
            <text:p>35.47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443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50448" calcext:value-type="float">
            <text:p>36.35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443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6828" calcext:value-type="float">
            <text:p>35.76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443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28216" calcext:value-type="float">
            <text:p>39.8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443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08944" calcext:value-type="float">
            <text:p>36.50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443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41176" calcext:value-type="float">
            <text:p>36.84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443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21008" calcext:value-type="float">
            <text:p>37.02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443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20196" calcext:value-type="float">
            <text:p>36.620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443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80472" calcext:value-type="float">
            <text:p>35.78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443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11736" calcext:value-type="float">
            <text:p>37.51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443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5596" calcext:value-type="float">
            <text:p>36.25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443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69264" calcext:value-type="float">
            <text:p>39.0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443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36976" calcext:value-type="float">
            <text:p>41.3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443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36576" calcext:value-type="float">
            <text:p>38.1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443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50208" calcext:value-type="float">
            <text:p>42.0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443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13632" calcext:value-type="float">
            <text:p>42.0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443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47856" calcext:value-type="float">
            <text:p>36.94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443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76928" calcext:value-type="float">
            <text:p>42.4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443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77696" calcext:value-type="float">
            <text:p>39.4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443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12864" calcext:value-type="float">
            <text:p>45.0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443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70048" calcext:value-type="float">
            <text:p>40.7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443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16936" calcext:value-type="float">
            <text:p>41.0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443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83736" calcext:value-type="float">
            <text:p>42.0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443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58568" calcext:value-type="float">
            <text:p>40.3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443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00016" calcext:value-type="float">
            <text:p>42.8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443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03904" calcext:value-type="float">
            <text:p>41.9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443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3588" calcext:value-type="float">
            <text:p>43.2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443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51488" calcext:value-type="float">
            <text:p>37.05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443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27576" calcext:value-type="float">
            <text:p>42.3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443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8872" calcext:value-type="float">
            <text:p>39.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443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30608" calcext:value-type="float">
            <text:p>37.63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443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94972" calcext:value-type="float">
            <text:p>37.494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443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43584" calcext:value-type="float">
            <text:p>39.3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443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65376" calcext:value-type="float">
            <text:p>39.9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443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9944" calcext:value-type="float">
            <text:p>21.64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443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16736" calcext:value-type="float">
            <text:p>39.4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443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4572" calcext:value-type="float">
            <text:p>38.1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443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00456" calcext:value-type="float">
            <text:p>38.7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443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7912" calcext:value-type="float">
            <text:p>38.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443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33272" calcext:value-type="float">
            <text:p>39.1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443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43584" calcext:value-type="float">
            <text:p>39.3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443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90984" calcext:value-type="float">
            <text:p>37.59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443</text:p>
          </table:table-cell>
          <table:table-cell office:value-type="string" calcext:value-type="string">
            <text:p>200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92096" calcext:value-type="float">
            <text:p>40.3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443</text:p>
          </table:table-cell>
          <table:table-cell office:value-type="string" calcext:value-type="string">
            <text:p>200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72056" calcext:value-type="float">
            <text:p>40.0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443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92176" calcext:value-type="float">
            <text:p>38.49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443</text:p>
          </table:table-cell>
          <table:table-cell office:value-type="string" calcext:value-type="string">
            <text:p>200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82424" calcext:value-type="float">
            <text:p>37.68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443</text:p>
          </table:table-cell>
          <table:table-cell office:value-type="string" calcext:value-type="string">
            <text:p>200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33144" calcext:value-type="float">
            <text:p>39.6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443</text:p>
          </table:table-cell>
          <table:table-cell office:value-type="string" calcext:value-type="string">
            <text:p>200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28728" calcext:value-type="float">
            <text:p>37.82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443</text:p>
          </table:table-cell>
          <table:table-cell office:value-type="string" calcext:value-type="string">
            <text:p>200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7224" calcext:value-type="float">
            <text:p>40.52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443</text:p>
          </table:table-cell>
          <table:table-cell office:value-type="string" calcext:value-type="string">
            <text:p>200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7952" calcext:value-type="float">
            <text:p>41.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443</text:p>
          </table:table-cell>
          <table:table-cell office:value-type="string" calcext:value-type="string">
            <text:p>200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14656" calcext:value-type="float">
            <text:p>38.01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443</text:p>
          </table:table-cell>
          <table:table-cell office:value-type="string" calcext:value-type="string">
            <text:p>200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75032" calcext:value-type="float">
            <text:p>37.97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443</text:p>
          </table:table-cell>
          <table:table-cell office:value-type="string" calcext:value-type="string">
            <text:p>200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82296" calcext:value-type="float">
            <text:p>38.1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443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9896" calcext:value-type="float">
            <text:p>37.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443</text:p>
          </table:table-cell>
          <table:table-cell office:value-type="string" calcext:value-type="string">
            <text:p>200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95328" calcext:value-type="float">
            <text:p>37.29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443</text:p>
          </table:table-cell>
          <table:table-cell office:value-type="string" calcext:value-type="string">
            <text:p>200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59336" calcext:value-type="float">
            <text:p>37.35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443</text:p>
          </table:table-cell>
          <table:table-cell office:value-type="string" calcext:value-type="string">
            <text:p>200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3726" calcext:value-type="float">
            <text:p>39.037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443</text:p>
          </table:table-cell>
          <table:table-cell office:value-type="string" calcext:value-type="string">
            <text:p>200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33072" calcext:value-type="float">
            <text:p>37.53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443</text:p>
          </table:table-cell>
          <table:table-cell office:value-type="string" calcext:value-type="string">
            <text:p>200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34568" calcext:value-type="float">
            <text:p>38.8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443</text:p>
          </table:table-cell>
          <table:table-cell office:value-type="string" calcext:value-type="string">
            <text:p>200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25352" calcext:value-type="float">
            <text:p>36.72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443</text:p>
          </table:table-cell>
          <table:table-cell office:value-type="string" calcext:value-type="string">
            <text:p>200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45664" calcext:value-type="float">
            <text:p>40.7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443</text:p>
          </table:table-cell>
          <table:table-cell office:value-type="string" calcext:value-type="string">
            <text:p>200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05456" calcext:value-type="float">
            <text:p>40.6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443</text:p>
          </table:table-cell>
          <table:table-cell office:value-type="string" calcext:value-type="string">
            <text:p>200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81528" calcext:value-type="float">
            <text:p>41.1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443</text:p>
          </table:table-cell>
          <table:table-cell office:value-type="string" calcext:value-type="string">
            <text:p>200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71344" calcext:value-type="float">
            <text:p>40.4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443</text:p>
          </table:table-cell>
          <table:table-cell office:value-type="string" calcext:value-type="string">
            <text:p>200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50848" calcext:value-type="float">
            <text:p>39.5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443</text:p>
          </table:table-cell>
          <table:table-cell office:value-type="string" calcext:value-type="string">
            <text:p>200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93448" calcext:value-type="float">
            <text:p>37.49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443</text:p>
          </table:table-cell>
          <table:table-cell office:value-type="string" calcext:value-type="string">
            <text:p>200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45392" calcext:value-type="float">
            <text:p>37.04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443</text:p>
          </table:table-cell>
          <table:table-cell office:value-type="string" calcext:value-type="string">
            <text:p>200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6832" calcext:value-type="float">
            <text:p>37.13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443</text:p>
          </table:table-cell>
          <table:table-cell office:value-type="string" calcext:value-type="string">
            <text:p>200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238" calcext:value-type="float">
            <text:p>38.02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443</text:p>
          </table:table-cell>
          <table:table-cell office:value-type="string" calcext:value-type="string">
            <text:p>200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01752" calcext:value-type="float">
            <text:p>38.4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443</text:p>
          </table:table-cell>
          <table:table-cell office:value-type="string" calcext:value-type="string">
            <text:p>200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80232" calcext:value-type="float">
            <text:p>41.4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443</text:p>
          </table:table-cell>
          <table:table-cell office:value-type="string" calcext:value-type="string">
            <text:p>200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61872" calcext:value-type="float">
            <text:p>39.3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443</text:p>
          </table:table-cell>
          <table:table-cell office:value-type="string" calcext:value-type="string">
            <text:p>200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18944" calcext:value-type="float">
            <text:p>40.3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443</text:p>
          </table:table-cell>
          <table:table-cell office:value-type="string" calcext:value-type="string">
            <text:p>200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23544" calcext:value-type="float">
            <text:p>39.0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443</text:p>
          </table:table-cell>
          <table:table-cell office:value-type="string" calcext:value-type="string">
            <text:p>200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02336" calcext:value-type="float">
            <text:p>38.5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443</text:p>
          </table:table-cell>
          <table:table-cell office:value-type="string" calcext:value-type="string">
            <text:p>200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08888" calcext:value-type="float">
            <text:p>39.1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443</text:p>
          </table:table-cell>
          <table:table-cell office:value-type="string" calcext:value-type="string">
            <text:p>200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3736" calcext:value-type="float">
            <text:p>39.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443</text:p>
          </table:table-cell>
          <table:table-cell office:value-type="string" calcext:value-type="string">
            <text:p>200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97152" calcext:value-type="float">
            <text:p>39.6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443</text:p>
          </table:table-cell>
          <table:table-cell office:value-type="string" calcext:value-type="string">
            <text:p>200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00044" calcext:value-type="float">
            <text:p>41.500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443</text:p>
          </table:table-cell>
          <table:table-cell office:value-type="string" calcext:value-type="string">
            <text:p>200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46776" calcext:value-type="float">
            <text:p>43.5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443</text:p>
          </table:table-cell>
          <table:table-cell office:value-type="string" calcext:value-type="string">
            <text:p>200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6324" calcext:value-type="float">
            <text:p>41.1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443</text:p>
          </table:table-cell>
          <table:table-cell office:value-type="string" calcext:value-type="string">
            <text:p>200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12024" calcext:value-type="float">
            <text:p>45.9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443</text:p>
          </table:table-cell>
          <table:table-cell office:value-type="string" calcext:value-type="string">
            <text:p>200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87352" calcext:value-type="float">
            <text:p>37.48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443</text:p>
          </table:table-cell>
          <table:table-cell office:value-type="string" calcext:value-type="string">
            <text:p>200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38128" calcext:value-type="float">
            <text:p>36.83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443</text:p>
          </table:table-cell>
          <table:table-cell office:value-type="string" calcext:value-type="string">
            <text:p>200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23344" calcext:value-type="float">
            <text:p>37.42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443</text:p>
          </table:table-cell>
          <table:table-cell office:value-type="string" calcext:value-type="string">
            <text:p>200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24768" calcext:value-type="float">
            <text:p>36.62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443</text:p>
          </table:table-cell>
          <table:table-cell office:value-type="string" calcext:value-type="string">
            <text:p>200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39168" calcext:value-type="float">
            <text:p>37.53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443</text:p>
          </table:table-cell>
          <table:table-cell office:value-type="string" calcext:value-type="string">
            <text:p>200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26664" calcext:value-type="float">
            <text:p>41.1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443</text:p>
          </table:table-cell>
          <table:table-cell office:value-type="string" calcext:value-type="string">
            <text:p>200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90728" calcext:value-type="float">
            <text:p>38.5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443</text:p>
          </table:table-cell>
          <table:table-cell office:value-type="string" calcext:value-type="string">
            <text:p>200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76984" calcext:value-type="float">
            <text:p>39.8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443</text:p>
          </table:table-cell>
          <table:table-cell office:value-type="string" calcext:value-type="string">
            <text:p>200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25224" calcext:value-type="float">
            <text:p>37.22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443</text:p>
          </table:table-cell>
          <table:table-cell office:value-type="string" calcext:value-type="string">
            <text:p>200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54608" calcext:value-type="float">
            <text:p>39.1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443</text:p>
          </table:table-cell>
          <table:table-cell office:value-type="string" calcext:value-type="string">
            <text:p>200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69776" calcext:value-type="float">
            <text:p>37.06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443</text:p>
          </table:table-cell>
          <table:table-cell office:value-type="string" calcext:value-type="string">
            <text:p>200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606" calcext:value-type="float">
            <text:p>40.36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443</text:p>
          </table:table-cell>
          <table:table-cell office:value-type="string" calcext:value-type="string">
            <text:p>200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812" calcext:value-type="float">
            <text:p>40.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443</text:p>
          </table:table-cell>
          <table:table-cell office:value-type="string" calcext:value-type="string">
            <text:p>200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86968" calcext:value-type="float">
            <text:p>38.9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443</text:p>
          </table:table-cell>
          <table:table-cell office:value-type="string" calcext:value-type="string">
            <text:p>200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97536" calcext:value-type="float">
            <text:p>38.1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443</text:p>
          </table:table-cell>
          <table:table-cell office:value-type="string" calcext:value-type="string">
            <text:p>200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43968" calcext:value-type="float">
            <text:p>37.84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443</text:p>
          </table:table-cell>
          <table:table-cell office:value-type="string" calcext:value-type="string">
            <text:p>200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1044" calcext:value-type="float">
            <text:p>37.81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443</text:p>
          </table:table-cell>
          <table:table-cell office:value-type="string" calcext:value-type="string">
            <text:p>200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06224" calcext:value-type="float">
            <text:p>37.60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443</text:p>
          </table:table-cell>
          <table:table-cell office:value-type="string" calcext:value-type="string">
            <text:p>200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37288" calcext:value-type="float">
            <text:p>37.73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443</text:p>
          </table:table-cell>
          <table:table-cell office:value-type="string" calcext:value-type="string">
            <text:p>200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59552" calcext:value-type="float">
            <text:p>43.6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443</text:p>
          </table:table-cell>
          <table:table-cell office:value-type="string" calcext:value-type="string">
            <text:p>200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87112" calcext:value-type="float">
            <text:p>43.1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443</text:p>
          </table:table-cell>
          <table:table-cell office:value-type="string" calcext:value-type="string">
            <text:p>200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65064" calcext:value-type="float">
            <text:p>43.5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443</text:p>
          </table:table-cell>
          <table:table-cell office:value-type="string" calcext:value-type="string">
            <text:p>200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12536" calcext:value-type="float">
            <text:p>43.9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443</text:p>
          </table:table-cell>
          <table:table-cell office:value-type="string" calcext:value-type="string">
            <text:p>200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15512" calcext:value-type="float">
            <text:p>41.8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443</text:p>
          </table:table-cell>
          <table:table-cell office:value-type="string" calcext:value-type="string">
            <text:p>200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13304" calcext:value-type="float">
            <text:p>40.9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443</text:p>
          </table:table-cell>
          <table:table-cell office:value-type="string" calcext:value-type="string">
            <text:p>200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78608" calcext:value-type="float">
            <text:p>40.6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443</text:p>
          </table:table-cell>
          <table:table-cell office:value-type="string" calcext:value-type="string">
            <text:p>200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16096" calcext:value-type="float">
            <text:p>41.9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443</text:p>
          </table:table-cell>
          <table:table-cell office:value-type="string" calcext:value-type="string">
            <text:p>199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78808" calcext:value-type="float">
            <text:p>42.2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443</text:p>
          </table:table-cell>
          <table:table-cell office:value-type="string" calcext:value-type="string">
            <text:p>199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82368" calcext:value-type="float">
            <text:p>40.2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443</text:p>
          </table:table-cell>
          <table:table-cell office:value-type="string" calcext:value-type="string">
            <text:p>199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87824" calcext:value-type="float">
            <text:p>42.7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443</text:p>
          </table:table-cell>
          <table:table-cell office:value-type="string" calcext:value-type="string">
            <text:p>199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77384" calcext:value-type="float">
            <text:p>43.0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443</text:p>
          </table:table-cell>
          <table:table-cell office:value-type="string" calcext:value-type="string">
            <text:p>199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60192" calcext:value-type="float">
            <text:p>41.1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443</text:p>
          </table:table-cell>
          <table:table-cell office:value-type="string" calcext:value-type="string">
            <text:p>199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31192" calcext:value-type="float">
            <text:p>37.73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443</text:p>
          </table:table-cell>
          <table:table-cell office:value-type="string" calcext:value-type="string">
            <text:p>199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22632" calcext:value-type="float">
            <text:p>37.82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443</text:p>
          </table:table-cell>
          <table:table-cell office:value-type="string" calcext:value-type="string">
            <text:p>199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6106" calcext:value-type="float">
            <text:p>38.961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443</text:p>
          </table:table-cell>
          <table:table-cell office:value-type="string" calcext:value-type="string">
            <text:p>199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07408" calcext:value-type="float">
            <text:p>42.5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443</text:p>
          </table:table-cell>
          <table:table-cell office:value-type="string" calcext:value-type="string">
            <text:p>199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96184" calcext:value-type="float">
            <text:p>41.0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443</text:p>
          </table:table-cell>
          <table:table-cell office:value-type="string" calcext:value-type="string">
            <text:p>199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8432" calcext:value-type="float">
            <text:p>42.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443</text:p>
          </table:table-cell>
          <table:table-cell office:value-type="string" calcext:value-type="string">
            <text:p>199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22904" calcext:value-type="float">
            <text:p>41.5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443</text:p>
          </table:table-cell>
          <table:table-cell office:value-type="string" calcext:value-type="string">
            <text:p>199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4216" calcext:value-type="float">
            <text:p>40.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443</text:p>
          </table:table-cell>
          <table:table-cell office:value-type="string" calcext:value-type="string">
            <text:p>199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30808" calcext:value-type="float">
            <text:p>39.2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443</text:p>
          </table:table-cell>
          <table:table-cell office:value-type="string" calcext:value-type="string">
            <text:p>199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56944" calcext:value-type="float">
            <text:p>39.5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443</text:p>
          </table:table-cell>
          <table:table-cell office:value-type="string" calcext:value-type="string">
            <text:p>199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54352" calcext:value-type="float">
            <text:p>40.1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443</text:p>
          </table:table-cell>
          <table:table-cell office:value-type="string" calcext:value-type="string">
            <text:p>199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73808" calcext:value-type="float">
            <text:p>40.3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443</text:p>
          </table:table-cell>
          <table:table-cell office:value-type="string" calcext:value-type="string">
            <text:p>199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001" calcext:value-type="float">
            <text:p>38.90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443</text:p>
          </table:table-cell>
          <table:table-cell office:value-type="string" calcext:value-type="string">
            <text:p>199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45408" calcext:value-type="float">
            <text:p>41.7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443</text:p>
          </table:table-cell>
          <table:table-cell office:value-type="string" calcext:value-type="string">
            <text:p>199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20696" calcext:value-type="float">
            <text:p>40.6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443</text:p>
          </table:table-cell>
          <table:table-cell office:value-type="string" calcext:value-type="string">
            <text:p>199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54736" calcext:value-type="float">
            <text:p>38.6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443</text:p>
          </table:table-cell>
          <table:table-cell office:value-type="string" calcext:value-type="string">
            <text:p>199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73608" calcext:value-type="float">
            <text:p>38.7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443</text:p>
          </table:table-cell>
          <table:table-cell office:value-type="string" calcext:value-type="string">
            <text:p>199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19072" calcext:value-type="float">
            <text:p>39.8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443</text:p>
          </table:table-cell>
          <table:table-cell office:value-type="string" calcext:value-type="string">
            <text:p>199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0292" calcext:value-type="float">
            <text:p>38.6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443</text:p>
          </table:table-cell>
          <table:table-cell office:value-type="string" calcext:value-type="string">
            <text:p>199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18616" calcext:value-type="float">
            <text:p>39.2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443</text:p>
          </table:table-cell>
          <table:table-cell office:value-type="string" calcext:value-type="string">
            <text:p>199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84776" calcext:value-type="float">
            <text:p>42.7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443</text:p>
          </table:table-cell>
          <table:table-cell office:value-type="string" calcext:value-type="string">
            <text:p>199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44312" calcext:value-type="float">
            <text:p>43.6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443</text:p>
          </table:table-cell>
          <table:table-cell office:value-type="string" calcext:value-type="string">
            <text:p>199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59224" calcext:value-type="float">
            <text:p>42.5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443</text:p>
          </table:table-cell>
          <table:table-cell office:value-type="string" calcext:value-type="string">
            <text:p>199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54824" calcext:value-type="float">
            <text:p>45.4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443</text:p>
          </table:table-cell>
          <table:table-cell office:value-type="string" calcext:value-type="string">
            <text:p>199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30896" calcext:value-type="float">
            <text:p>46.0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443</text:p>
          </table:table-cell>
          <table:table-cell office:value-type="string" calcext:value-type="string">
            <text:p>199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9872" calcext:value-type="float">
            <text:p>43.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443</text:p>
          </table:table-cell>
          <table:table-cell office:value-type="string" calcext:value-type="string">
            <text:p>199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336" calcext:value-type="float">
            <text:p>40.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443</text:p>
          </table:table-cell>
          <table:table-cell office:value-type="string" calcext:value-type="string">
            <text:p>199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80032" calcext:value-type="float">
            <text:p>39.8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443</text:p>
          </table:table-cell>
          <table:table-cell office:value-type="string" calcext:value-type="string">
            <text:p>199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66616" calcext:value-type="float">
            <text:p>42.2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443</text:p>
          </table:table-cell>
          <table:table-cell office:value-type="string" calcext:value-type="string">
            <text:p>199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336" calcext:value-type="float">
            <text:p>40.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443</text:p>
          </table:table-cell>
          <table:table-cell office:value-type="string" calcext:value-type="string">
            <text:p>199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13304" calcext:value-type="float">
            <text:p>40.9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443</text:p>
          </table:table-cell>
          <table:table-cell office:value-type="string" calcext:value-type="string">
            <text:p>199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1168" calcext:value-type="float">
            <text:p>40.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443</text:p>
          </table:table-cell>
          <table:table-cell office:value-type="string" calcext:value-type="string">
            <text:p>199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30752" calcext:value-type="float">
            <text:p>41.8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443</text:p>
          </table:table-cell>
          <table:table-cell office:value-type="string" calcext:value-type="string">
            <text:p>199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81528" calcext:value-type="float">
            <text:p>41.1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443</text:p>
          </table:table-cell>
          <table:table-cell office:value-type="string" calcext:value-type="string">
            <text:p>199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812" calcext:value-type="float">
            <text:p>40.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443</text:p>
          </table:table-cell>
          <table:table-cell office:value-type="string" calcext:value-type="string">
            <text:p>199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93976" calcext:value-type="float">
            <text:p>40.1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443</text:p>
          </table:table-cell>
          <table:table-cell office:value-type="string" calcext:value-type="string">
            <text:p>199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81784" calcext:value-type="float">
            <text:p>40.1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443</text:p>
          </table:table-cell>
          <table:table-cell office:value-type="string" calcext:value-type="string">
            <text:p>198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47088" calcext:value-type="float">
            <text:p>39.9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443</text:p>
          </table:table-cell>
          <table:table-cell office:value-type="string" calcext:value-type="string">
            <text:p>198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14344" calcext:value-type="float">
            <text:p>41.6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443</text:p>
          </table:table-cell>
          <table:table-cell office:value-type="string" calcext:value-type="string">
            <text:p>198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25112" calcext:value-type="float">
            <text:p>42.4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443</text:p>
          </table:table-cell>
          <table:table-cell office:value-type="string" calcext:value-type="string">
            <text:p>198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86328" calcext:value-type="float">
            <text:p>41.4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443</text:p>
          </table:table-cell>
          <table:table-cell office:value-type="string" calcext:value-type="string">
            <text:p>198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5448" calcext:value-type="float">
            <text:p>39.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443</text:p>
          </table:table-cell>
          <table:table-cell office:value-type="string" calcext:value-type="string">
            <text:p>198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81328" calcext:value-type="float">
            <text:p>39.5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443</text:p>
          </table:table-cell>
          <table:table-cell office:value-type="string" calcext:value-type="string">
            <text:p>198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287" calcext:value-type="float">
            <text:p>39.12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443</text:p>
          </table:table-cell>
          <table:table-cell office:value-type="string" calcext:value-type="string">
            <text:p>198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35608" calcext:value-type="float">
            <text:p>39.5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443</text:p>
          </table:table-cell>
          <table:table-cell office:value-type="string" calcext:value-type="string">
            <text:p>198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61872" calcext:value-type="float">
            <text:p>39.3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443</text:p>
          </table:table-cell>
          <table:table-cell office:value-type="string" calcext:value-type="string">
            <text:p>198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39496" calcext:value-type="float">
            <text:p>38.6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443</text:p>
          </table:table-cell>
          <table:table-cell office:value-type="string" calcext:value-type="string">
            <text:p>198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23744" calcext:value-type="float">
            <text:p>40.6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443</text:p>
          </table:table-cell>
          <table:table-cell office:value-type="string" calcext:value-type="string">
            <text:p>198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6116" calcext:value-type="float">
            <text:p>39.7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443</text:p>
          </table:table-cell>
          <table:table-cell office:value-type="string" calcext:value-type="string">
            <text:p>198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67512" calcext:value-type="float">
            <text:p>38.7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443</text:p>
          </table:table-cell>
          <table:table-cell office:value-type="string" calcext:value-type="string">
            <text:p>198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84176" calcext:value-type="float">
            <text:p>37.98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443</text:p>
          </table:table-cell>
          <table:table-cell office:value-type="string" calcext:value-type="string">
            <text:p>198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45136" calcext:value-type="float">
            <text:p>38.04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443</text:p>
          </table:table-cell>
          <table:table-cell office:value-type="string" calcext:value-type="string">
            <text:p>198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858" calcext:value-type="float">
            <text:p>38.7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443</text:p>
          </table:table-cell>
          <table:table-cell office:value-type="string" calcext:value-type="string">
            <text:p>198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78664" calcext:value-type="float">
            <text:p>38.07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443</text:p>
          </table:table-cell>
          <table:table-cell office:value-type="string" calcext:value-type="string">
            <text:p>198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2004" calcext:value-type="float">
            <text:p>38.4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443</text:p>
          </table:table-cell>
          <table:table-cell office:value-type="string" calcext:value-type="string">
            <text:p>198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524" calcext:value-type="float">
            <text:p>38.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443</text:p>
          </table:table-cell>
          <table:table-cell office:value-type="string" calcext:value-type="string">
            <text:p>198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048" calcext:value-type="float">
            <text:p>38.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443</text:p>
          </table:table-cell>
          <table:table-cell office:value-type="string" calcext:value-type="string">
            <text:p>198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6388" calcext:value-type="float">
            <text:p>38.6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443</text:p>
          </table:table-cell>
          <table:table-cell office:value-type="string" calcext:value-type="string">
            <text:p>198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6596" calcext:value-type="float">
            <text:p>40.0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443</text:p>
          </table:table-cell>
          <table:table-cell office:value-type="string" calcext:value-type="string">
            <text:p>198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668" calcext:value-type="float">
            <text:p>39.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443</text:p>
          </table:table-cell>
          <table:table-cell office:value-type="string" calcext:value-type="string">
            <text:p>198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6388" calcext:value-type="float">
            <text:p>38.6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443</text:p>
          </table:table-cell>
          <table:table-cell office:value-type="string" calcext:value-type="string">
            <text:p>198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0772" calcext:value-type="float">
            <text:p>38.9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443</text:p>
          </table:table-cell>
          <table:table-cell office:value-type="string" calcext:value-type="string">
            <text:p>198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382" calcext:value-type="float">
            <text:p>38.9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443</text:p>
          </table:table-cell>
          <table:table-cell office:value-type="string" calcext:value-type="string">
            <text:p>198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1074" calcext:value-type="float">
            <text:p>40.210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443</text:p>
          </table:table-cell>
          <table:table-cell office:value-type="string" calcext:value-type="string">
            <text:p>198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81" calcext:value-type="float">
            <text:p>38.4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443</text:p>
          </table:table-cell>
          <table:table-cell office:value-type="string" calcext:value-type="string">
            <text:p>198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72312" calcext:value-type="float">
            <text:p>39.0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443</text:p>
          </table:table-cell>
          <table:table-cell office:value-type="string" calcext:value-type="string">
            <text:p>198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8036" calcext:value-type="float">
            <text:p>40.9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443</text:p>
          </table:table-cell>
          <table:table-cell office:value-type="string" calcext:value-type="string">
            <text:p>198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78864" calcext:value-type="float">
            <text:p>39.6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443</text:p>
          </table:table-cell>
          <table:table-cell office:value-type="string" calcext:value-type="string">
            <text:p>198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62" calcext:value-type="float">
            <text:p>38.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443</text:p>
          </table:table-cell>
          <table:table-cell office:value-type="string" calcext:value-type="string">
            <text:p>198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5448" calcext:value-type="float">
            <text:p>39.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443</text:p>
          </table:table-cell>
          <table:table-cell office:value-type="string" calcext:value-type="string">
            <text:p>198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2776" calcext:value-type="float">
            <text:p>39.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443</text:p>
          </table:table-cell>
          <table:table-cell office:value-type="string" calcext:value-type="string">
            <text:p>198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5636" calcext:value-type="float">
            <text:p>39.4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443</text:p>
          </table:table-cell>
          <table:table-cell office:value-type="string" calcext:value-type="string">
            <text:p>198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4592" calcext:value-type="float">
            <text:p>39.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443</text:p>
          </table:table-cell>
          <table:table-cell office:value-type="string" calcext:value-type="string">
            <text:p>198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1168" calcext:value-type="float">
            <text:p>40.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443</text:p>
          </table:table-cell>
          <table:table-cell office:value-type="string" calcext:value-type="string">
            <text:p>198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90016" calcext:value-type="float">
            <text:p>38.9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443</text:p>
          </table:table-cell>
          <table:table-cell office:value-type="string" calcext:value-type="string">
            <text:p>198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6972" calcext:value-type="float">
            <text:p>39.6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443</text:p>
          </table:table-cell>
          <table:table-cell office:value-type="string" calcext:value-type="string">
            <text:p>198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41248" calcext:value-type="float">
            <text:p>38.9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443</text:p>
          </table:table-cell>
          <table:table-cell office:value-type="string" calcext:value-type="string">
            <text:p>198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15568" calcext:value-type="float">
            <text:p>39.2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443</text:p>
          </table:table-cell>
          <table:table-cell office:value-type="string" calcext:value-type="string">
            <text:p>198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41704" calcext:value-type="float">
            <text:p>39.5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443</text:p>
          </table:table-cell>
          <table:table-cell office:value-type="string" calcext:value-type="string">
            <text:p>198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8224" calcext:value-type="float">
            <text:p>40.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443</text:p>
          </table:table-cell>
          <table:table-cell office:value-type="string" calcext:value-type="string">
            <text:p>198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2504" calcext:value-type="float">
            <text:p>40.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443</text:p>
          </table:table-cell>
          <table:table-cell office:value-type="string" calcext:value-type="string">
            <text:p>197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43864" calcext:value-type="float">
            <text:p>26.34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443</text:p>
          </table:table-cell>
          <table:table-cell office:value-type="string" calcext:value-type="string">
            <text:p>197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8232" calcext:value-type="float">
            <text:p>26.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443</text:p>
          </table:table-cell>
          <table:table-cell office:value-type="string" calcext:value-type="string">
            <text:p>197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9852" calcext:value-type="float">
            <text:p>41.4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443</text:p>
          </table:table-cell>
          <table:table-cell office:value-type="string" calcext:value-type="string">
            <text:p>197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46912" calcext:value-type="float">
            <text:p>26.34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443</text:p>
          </table:table-cell>
          <table:table-cell office:value-type="string" calcext:value-type="string">
            <text:p>197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2804" calcext:value-type="float">
            <text:p>26.22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443</text:p>
          </table:table-cell>
          <table:table-cell office:value-type="string" calcext:value-type="string">
            <text:p>196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1468" calcext:value-type="float">
            <text:p>26.01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443</text:p>
          </table:table-cell>
          <table:table-cell office:value-type="string" calcext:value-type="string">
            <text:p>196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7" calcext:value-type="float">
            <text:p>26.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443</text:p>
          </table:table-cell>
          <table:table-cell office:value-type="string" calcext:value-type="string">
            <text:p>196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5488" calcext:value-type="float">
            <text:p>42.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443</text:p>
          </table:table-cell>
          <table:table-cell office:value-type="string" calcext:value-type="string">
            <text:p>196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1376" calcext:value-type="float">
            <text:p>41.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443</text:p>
          </table:table-cell>
          <table:table-cell office:value-type="string" calcext:value-type="string">
            <text:p>196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7" calcext:value-type="float">
            <text:p>26.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443</text:p>
          </table:table-cell>
          <table:table-cell office:value-type="string" calcext:value-type="string">
            <text:p>196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78104" calcext:value-type="float">
            <text:p>25.97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443</text:p>
          </table:table-cell>
          <table:table-cell office:value-type="string" calcext:value-type="string">
            <text:p>196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004" calcext:value-type="float">
            <text:p>41.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443</text:p>
          </table:table-cell>
          <table:table-cell office:value-type="string" calcext:value-type="string">
            <text:p>196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78104" calcext:value-type="float">
            <text:p>25.97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36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314" meta:object-count="0"/>
    <meta:user-defined meta:name="AppVersion">3.0</meta:user-defined>
  </office:meta>
</office:document-meta>
</file>